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mily-generic="roman"/>
    <style:font-face style:name="PAMNMH+Palatino-Roman" svg:font-family="PAMNMH+Palatino-Roman" style:font-family-generic="roman"/>
    <style:font-face style:name="Monospace1" svg:font-family="Monospace" style:font-pitch="fixed"/>
    <style:font-face style:name="Courier New" svg:font-family="'Courier New'" style:font-family-generic="modern" style:font-pitch="fixed"/>
    <style:font-face style:name="Monospace" svg:font-family="Monospace"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5in" fo:margin-left="0.0313in" table:align="left"/>
    </style:style>
    <style:style style:name="Table1.A" style:family="table-column">
      <style:table-column-properties style:column-width="2.3083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name-asian="Monospace1" style:font-size-asian="12pt" style:font-name-complex="Monospace1" style:font-size-complex="12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fo:font-weight="bold" style:font-name-asian="Monospace1" style:font-size-asian="12pt" style:font-weight-asian="bold" style:font-name-complex="Monospace1" style:font-size-complex="12pt" style:font-weight-complex="bold"/>
    </style:style>
    <style:style style:name="P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Liberation Serif" fo:font-size="12pt" style:font-size-asian="12pt" style:font-size-complex="12pt"/>
    </style:style>
    <style:style style:name="P7" style:family="paragraph" style:parent-style-name="Standard">
      <style:paragraph-properties fo:margin-left="0in" fo:margin-right="0in" fo:text-align="start" style:justify-single-word="false" fo:text-indent="0in" style:auto-text-indent="false" fo:break-before="page" style:text-autospace="none"/>
      <style:text-properties fo:color="#000000" style:font-name="Liberation Serif" fo:font-size="12pt" fo:font-weight="bold" style:font-name-asian="Monospace1" style:font-size-asian="12pt" style:font-weight-asian="bold" style:font-name-complex="Monospace1" style:font-size-complex="12pt" style:font-weight-complex="bold"/>
    </style:style>
    <style:style style:name="P8" style:family="paragraph" style:parent-style-name="Standard">
      <style:paragraph-properties style:text-autospace="none"/>
      <style:text-properties fo:color="#000000" style:font-name="Liberation Serif1" fo:font-size="12pt" fo:font-weight="bold" style:font-name-asian="Monospace" style:font-size-asian="12pt" style:font-weight-asian="bold" style:font-name-complex="Monospace" style:font-size-complex="12pt" style:font-weight-complex="bold"/>
    </style:style>
    <style:style style:name="P9" style:family="paragraph" style:parent-style-name="Standard">
      <style:paragraph-properties style:text-autospace="none"/>
      <style:text-properties fo:color="#000000" style:font-name="Liberation Serif1" fo:font-size="12pt" style:font-name-asian="Monospace" style:font-size-asian="12pt" style:font-name-complex="Monospace" style:font-size-complex="12pt"/>
    </style:style>
    <style:style style:name="P10" style:family="paragraph" style:parent-style-name="Standard">
      <style:paragraph-properties style:text-autospace="none"/>
      <style:text-properties fo:color="#000000" style:font-name="Liberation Serif1" fo:font-size="12pt" fo:font-weight="normal" fo:background-color="#ffff00" style:font-name-asian="Monospace" style:font-size-asian="12pt" style:font-weight-asian="normal" style:font-name-complex="Monospace" style:font-size-complex="12pt" style:font-weight-complex="normal"/>
    </style:style>
    <style:style style:name="P11" style:family="paragraph" style:parent-style-name="Standard">
      <style:paragraph-properties style:text-autospace="none"/>
      <style:text-properties fo:color="#000000" style:font-name="Liberation Serif1" fo:font-size="12pt" fo:font-weight="normal" fo:background-color="transparent" style:font-name-asian="Monospace" style:font-size-asian="12pt" style:font-weight-asian="normal" style:font-name-complex="Monospace" style:font-size-complex="12pt" style:font-weight-complex="normal"/>
    </style:style>
    <style:style style:name="P12" style:family="paragraph" style:parent-style-name="Standard">
      <style:text-properties style:font-name="Liberation Serif" fo:font-size="12pt" style:font-size-asian="12pt" style:font-size-complex="12pt"/>
    </style:style>
    <style:style style:name="P13" style:family="paragraph" style:parent-style-name="Standard">
      <style:text-properties style:font-name="Liberation Serif" fo:font-size="12pt" fo:font-weight="bold" style:font-size-asian="12pt" style:font-weight-asian="bold" style:font-size-complex="12pt" style:font-weight-complex="bold"/>
    </style:style>
    <style:style style:name="P14" style:family="paragraph" style:parent-style-name="Standard">
      <style:paragraph-properties fo:margin-left="0.9846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list-style-name="">
      <style:paragraph-properties fo:margin-left="0.9846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6" style:family="paragraph" style:parent-style-name="Standard" style:list-style-name="">
      <style:paragraph-properties fo:margin-left="0.9846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list-style-name="">
      <style:paragraph-properties fo:margin-left="0.9846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8" style:family="paragraph" style:parent-style-name="Standard" style:list-style-name="">
      <style:paragraph-properties fo:margin-left="0.9846in" fo:margin-right="0in" fo:text-align="start" style:justify-single-word="false" fo:text-indent="0in" style:auto-text-indent="false" style:text-autospace="none"/>
      <style:text-properties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Table_20_Contents">
      <style:text-properties style:font-name="Liberation Serif1" fo:font-size="12pt" fo:font-weight="bold" style:font-name-asian="PAMNMH+Palatino-Roman" style:font-size-asian="12pt" style:font-weight-asian="bold" style:font-name-complex="PAMNMH+Palatino-Roman" style:font-size-complex="12pt" style:font-weight-complex="bold"/>
    </style:style>
    <style:style style:name="P20" style:family="paragraph" style:parent-style-name="Table_20_Contents">
      <style:text-properties style:font-name="Liberation Serif1" fo:font-size="12pt" fo:font-weight="bold" style:font-name-asian="Monospace" style:font-size-asian="12pt" style:font-weight-asian="bold" style:font-name-complex="Monospace" style:font-size-complex="12pt" style:font-weight-complex="bold"/>
    </style:style>
    <style:style style:name="P21" style:family="paragraph" style:parent-style-name="Table_20_Contents">
      <style:text-properties style:font-name="Liberation Serif1" fo:font-size="12pt" style:font-name-asian="Monospace" style:font-size-asian="12pt" style:font-name-complex="Monospace" style:font-size-complex="12pt"/>
    </style:style>
    <style:style style:name="T1" style:family="text">
      <style:text-properties fo:color="#000000"/>
    </style:style>
    <style:style style:name="T2" style:family="text">
      <style:text-properties fo:color="#000000" style:font-name-asian="Monospace1" style:font-name-complex="Monospace1"/>
    </style:style>
    <style:style style:name="T3" style:family="text">
      <style:text-properties fo:color="#000000" fo:font-weight="bold" style:font-name-asian="Monospace1" style:font-weight-asian="bold" style:font-name-complex="Monospace1" style:font-weight-complex="bold"/>
    </style:style>
    <style:style style:name="T4" style:family="text">
      <style:text-properties fo:font-weight="bold" style:font-weight-asian="bold" style:font-weight-complex="bold"/>
    </style:style>
    <style:style style:name="T5" style:family="text">
      <style:text-properties style:font-name="Liberation Serif" fo:font-size="12pt" fo:font-weight="bold" style:font-name-asian="Monospace1" style:font-size-asian="12pt" style:font-weight-asian="bold" style:font-name-complex="Monospace1" style:font-size-complex="12pt" style:font-weight-complex="bold"/>
    </style:style>
    <style:style style:name="T6" style:family="text">
      <style:text-properties style:font-name="Liberation Serif" fo:font-size="12pt" style:font-name-asian="Monospace1" style:font-size-asian="12pt" style:font-name-complex="Monospace1" style:font-size-complex="12pt"/>
    </style:style>
    <style:style style:name="T7" style:family="text">
      <style:text-properties fo:font-weight="normal" style:font-weight-asian="normal" style:font-weight-complex="normal"/>
    </style:style>
    <style:style style:name="T8" style:family="text">
      <style:text-properties fo:color="#3f7f5f"/>
    </style:style>
    <style:style style:name="T9" style:family="text">
      <style:text-properties style:font-name-asian="Monospace1" style:font-name-complex="Monospa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Lab Assignment:</text:p>
      <text:p text:style-name="P12"/>
      <text:p text:style-name="P12"><text:tab/><text:span text:style-name="T4">1</text:span> - <text:s/><text:tab/>This program does not follow the "Big Three" albeit it has a destructor, as it has neither a <text:tab/><text:tab/>copy constructor nor a assignment operator. </text:p>
      <text:p text:style-name="P12"/>
      <text:p text:style-name="P12"><text:tab/><text:span text:style-name="T4">2</text:span> - </text:p>
      <text:p text:style-name="P12"><text:tab/><text:tab/><text:span text:style-name="T2">Constructor is Called.</text:span></text:p>
      <text:p text:style-name="P1"><text:tab/><text:tab/>Constructor is Called.</text:p>
      <text:p text:style-name="P1"><text:tab/><text:tab/>Point one...</text:p>
      <text:p text:style-name="P1"/>
      <text:p text:style-name="P6"><text:span text:style-name="T2"><text:tab/></text:span><text:span text:style-name="T3">3</text:span><text:span text:style-name="T2"> - </text:span></text:p>
      <text:p text:style-name="P1"><text:tab/><text:tab/>Constructor is Called.</text:p>
      <text:p text:style-name="P1"><text:tab/><text:tab/>Default Constructor is Called.</text:p>
      <text:p text:style-name="P1"><text:tab/><text:tab/>Default Constructor is Called.</text:p>
      <text:p text:style-name="P1"><text:tab/><text:tab/>Destructor is Called.</text:p>
      <text:p text:style-name="P1"><text:tab/><text:tab/>Destructor is Called.</text:p>
      <text:p text:style-name="P1"><text:tab/><text:tab/>Point two...</text:p>
      <text:p text:style-name="P1"/>
      <text:p text:style-name="P6"><text:span text:style-name="T2"><text:tab/></text:span><text:span text:style-name="T3">4</text:span><text:span text:style-name="T2"> - </text:span></text:p>
      <text:p text:style-name="P1"><text:tab/><text:tab/>Destructor is Called.</text:p>
      <text:p text:style-name="P1"><text:tab/><text:tab/>Point three...</text:p>
      <text:p text:style-name="P1"/>
      <text:p text:style-name="P6"><text:span text:style-name="T2"><text:tab/></text:span><text:span text:style-name="T3">5</text:span><text:span text:style-name="T2"> - </text:span></text:p>
      <text:p text:style-name="P1"><text:tab/><text:tab/>Destructor is Called.</text:p>
      <text:p text:style-name="P1"><text:tab/><text:tab/>Destructor is Called.</text:p>
      <text:p text:style-name="P1"/>
      <text:p text:style-name="P6"><text:span text:style-name="T2"><text:tab/></text:span><text:span text:style-name="T3">6</text:span><text:span text:style-name="T2"> -<text:tab/>The reason that the program crashes is because the class did not have a user defined <text:tab/><text:tab/><text:tab/>copy constructor nor an assignment operator, but it had a user defined destructor. The <text:tab/><text:tab/><text:tab/>defaults which are implicitly defined by the compiler were not adequate for this class <text:tab/><text:tab/><text:tab/>definition and this caused the runtime error to occur.</text:span></text:p>
      <text:p text:style-name="P1"><text:tab/><text:tab/></text:p>
      <text:p text:style-name="P7">Output:</text:p>
      <text:p text:style-name="P2"/>
      <text:p text:style-name="P2"><text:tab/>1 – Opening:</text:p>
      <text:p text:style-name="P2"/>
      <text:p text:style-name="P14">HEF Hydropower Studies - Fall 2011</text:p>
      <text:p text:style-name="P16">Program: Flow Studies</text:p>
      <text:p text:style-name="P16">Version: 1.0</text:p>
      <text:p text:style-name="P16">Lab section: B05</text:p>
      <text:p text:style-name="P16">Instructor : Dr. Garousi</text:p>
      <text:p text:style-name="P16">Produced by: Kyle Derby MacInnis and Eric Sobkowicz</text:p>
      <text:p text:style-name="P17"/>
      <text:p text:style-name="P16">&lt;&lt;&lt;Press Enter to Continue&gt;&gt;&gt;</text:p>
      <text:p text:style-name="P16"/>
      <text:p text:style-name="P3"><text:tab/><text:span text:style-name="T5">2 – Displaying:</text:span></text:p>
      <text:p text:style-name="P3"><text:span text:style-name="T5"/></text:p>
      <text:p text:style-name="P3"><text:span text:style-name="T5"><text:tab/><text:tab/></text:span><text:span text:style-name="T7">Please select on the following operations</text:span></text:p>
      <text:p text:style-name="P16">1. Display data.</text:p>
      <text:p text:style-name="P16">2. Add data.</text:p>
      <text:p text:style-name="P16">3. Save data into the file</text:p>
      <text:p text:style-name="P16">4. Remove data</text:p>
      <text:p text:style-name="P16">5. Quit</text:p>
      <text:p text:style-name="P17"/>
      <text:p text:style-name="P16">Enter your choice (1, 2, 3, 4 or 5):1</text:p>
      <text:p text:style-name="P17"><text:span text:style-name="T1"/></text:p>
      <text:p text:style-name="P16">Year<text:tab/><text:tab/>Flow (in Billions of Cubic Meters)</text:p>
      <text:p text:style-name="P17"/>
      <text:p text:style-name="P16">1900<text:tab/><text:tab/><text:tab/>220.11</text:p>
      <text:p text:style-name="P16">1922<text:tab/><text:tab/><text:tab/>192.99</text:p>
      <text:p text:style-name="P16">1945<text:tab/><text:tab/><text:tab/>145.66</text:p>
      <text:p text:style-name="P16">1946<text:tab/><text:tab/><text:tab/>300.99</text:p>
      <text:p text:style-name="P16">1970<text:tab/><text:tab/><text:tab/>100.34</text:p>
      <text:p text:style-name="P16">1971<text:tab/><text:tab/><text:tab/>209.99</text:p>
      <text:p text:style-name="P16">1989<text:tab/><text:tab/><text:tab/>234.98</text:p>
      <text:p text:style-name="P16">1999<text:tab/><text:tab/><text:tab/>110.99</text:p>
      <text:p text:style-name="P16">2000<text:tab/><text:tab/><text:tab/>110.22</text:p>
      <text:p text:style-name="P16">2001<text:tab/><text:tab/><text:tab/>231.44</text:p>
      <text:p text:style-name="P17"/>
      <text:p text:style-name="P16">The Annual Average of the Flow is: 185.771 in Billions Cubic Meter.</text:p>
      <text:p text:style-name="P17"/>
      <text:p text:style-name="P16">The Median Flow is 201.49 in Billions Cubic Meter.</text:p>
      <text:p text:style-name="P16"/>
      <text:p text:style-name="P16"><text:span text:style-name="T5"/></text:p>
      <text:p text:style-name="P3"><text:span text:style-name="T5"><text:tab/>3 – Adding:</text:span></text:p>
      <text:p text:style-name="P3"><text:span text:style-name="T5"/></text:p>
      <text:p text:style-name="P3"><text:span text:style-name="T5"><text:tab/><text:tab/>Adding Successful:</text:span></text:p>
      <text:p text:style-name="P4"><text:span text:style-name="T6"><text:tab/><text:tab/></text:span>Please select on the following operations</text:p>
      <text:p text:style-name="P16">1. Display data.</text:p>
      <text:p text:style-name="P16">2. Add data.</text:p>
      <text:p text:style-name="P16">3. Save data into the file</text:p>
      <text:p text:style-name="P16">4. Remove data</text:p>
      <text:p text:style-name="P16">5. Quit</text:p>
      <text:p text:style-name="P17"/>
      <text:p text:style-name="P16">Enter your choice (1, 2, 3, 4 or 5):2</text:p>
      <text:p text:style-name="P17"><text:span text:style-name="T1">Please enter the year: </text:span><text:span text:style-name="T8">2003</text:span></text:p>
      <text:p text:style-name="P17"><text:span text:style-name="T1">Please enter the flow: </text:span><text:span text:style-name="T8">189.25</text:span></text:p>
      <text:p text:style-name="P17"/>
      <text:p text:style-name="P17"><text:span text:style-name="T1">New record inserted successfully.</text:span></text:p>
      <text:p text:style-name="P3"><text:soft-page-break/><text:span text:style-name="T5"><text:tab/><text:tab/>Adding Unsuccessful:</text:span></text:p>
      <text:p text:style-name="P3"><text:span text:style-name="T5"/></text:p>
      <text:p text:style-name="P15">Please select on the following operations</text:p>
      <text:p text:style-name="P15">1. Display data.</text:p>
      <text:p text:style-name="P15">2. Add data.</text:p>
      <text:p text:style-name="P15">3. Save data into the file</text:p>
      <text:p text:style-name="P15">4. Remove data</text:p>
      <text:p text:style-name="P15">5. Quit</text:p>
      <text:p text:style-name="P18"/>
      <text:p text:style-name="P15">Enter your choice (1, 2, 3, 4 or 5):2</text:p>
      <text:p text:style-name="P18"><text:span text:style-name="T1">Please enter the year: </text:span><text:span text:style-name="T8">1999</text:span></text:p>
      <text:p text:style-name="P18"><text:span text:style-name="T1">Please enter the flow: </text:span><text:span text:style-name="T8">225.25</text:span></text:p>
      <text:p text:style-name="P18"/>
      <text:p text:style-name="P15">Error: Duplicate Data.</text:p>
      <text:p text:style-name="P4"><text:span text:style-name="T5"/></text:p>
      <text:p text:style-name="P4"><text:span text:style-name="T5"><text:tab/><text:tab/>Display After Adding:</text:span></text:p>
      <text:p text:style-name="P4"><text:span text:style-name="T5"/></text:p>
      <text:p text:style-name="P4"><text:span text:style-name="T5"><text:tab/><text:tab/></text:span>Please select on the following operations</text:p>
      <text:p text:style-name="P15">1. Display data.</text:p>
      <text:p text:style-name="P15">2. Add data.</text:p>
      <text:p text:style-name="P15">3. Save data into the file</text:p>
      <text:p text:style-name="P15">4. Remove data</text:p>
      <text:p text:style-name="P15">5. Quit</text:p>
      <text:p text:style-name="P18"/>
      <text:p text:style-name="P15">Enter your choice (1, 2, 3, 4 or 5):1</text:p>
      <text:p text:style-name="P18"><text:span text:style-name="T1"/></text:p>
      <text:p text:style-name="P15">Year<text:tab/><text:tab/>Flow (in Billions of Cubic Meters)</text:p>
      <text:p text:style-name="P18"/>
      <text:p text:style-name="P15">1900<text:tab/><text:tab/><text:tab/>220.11</text:p>
      <text:p text:style-name="P15">1922<text:tab/><text:tab/><text:tab/>192.99</text:p>
      <text:p text:style-name="P15">1945<text:tab/><text:tab/><text:tab/>145.66</text:p>
      <text:p text:style-name="P15">1946<text:tab/><text:tab/><text:tab/>300.99</text:p>
      <text:p text:style-name="P15">1970<text:tab/><text:tab/><text:tab/>100.34</text:p>
      <text:p text:style-name="P15">1971<text:tab/><text:tab/><text:tab/>209.99</text:p>
      <text:p text:style-name="P15">1989<text:tab/><text:tab/><text:tab/>234.98</text:p>
      <text:p text:style-name="P15">1999<text:tab/><text:tab/><text:tab/>110.99</text:p>
      <text:p text:style-name="P15">2000<text:tab/><text:tab/><text:tab/>110.22</text:p>
      <text:p text:style-name="P15">2001<text:tab/><text:tab/><text:tab/>231.44</text:p>
      <text:p text:style-name="P15">2003<text:tab/><text:tab/><text:tab/>189.25</text:p>
      <text:p text:style-name="P18"/>
      <text:p text:style-name="P15">The Annual Average of the Flow is: 186.087 in Billions Cubic Meter.</text:p>
      <text:p text:style-name="P18"/>
      <text:p text:style-name="P15">The Median Flow is 192.99 in Billions Cubic Meter.</text:p>
      <text:p text:style-name="P18"/>
      <text:p text:style-name="P4"/>
      <text:p text:style-name="P3"><text:span text:style-name="T5"><text:tab/>4 – Saving:</text:span></text:p>
      <text:p text:style-name="P3"><text:span text:style-name="T5"/></text:p>
      <text:p text:style-name="P15">Please select on the following operations</text:p>
      <text:p text:style-name="P15">1. Display data.</text:p>
      <text:p text:style-name="P15">2. Add data.</text:p>
      <text:p text:style-name="P15">3. Save data into the file</text:p>
      <text:p text:style-name="P15">4. Remove data</text:p>
      <text:p text:style-name="P15">5. Quit</text:p>
      <text:p text:style-name="P18"/>
      <text:p text:style-name="P15">Enter your choice (1, 2, 3, 4 or 5):3</text:p>
      <text:p text:style-name="P18"><text:span text:style-name="T1"/></text:p>
      <text:p text:style-name="P15">Data has been saved to file.</text:p>
      <text:p text:style-name="P15"/>
      <text:p text:style-name="P3"><text:soft-page-break/><text:span text:style-name="T5"><text:tab/>5 – Removing:</text:span></text:p>
      <text:p text:style-name="P3"><text:span text:style-name="T5"/></text:p>
      <text:p text:style-name="P3"><text:span text:style-name="T5"><text:tab/><text:tab/>Remove Successful:</text:span></text:p>
      <text:p text:style-name="P16"><text:span text:style-name="T7">Please select on the following operations</text:span></text:p>
      <text:p text:style-name="P15">1. Display data.</text:p>
      <text:p text:style-name="P15">2. Add data.</text:p>
      <text:p text:style-name="P15">3. Save data into the file</text:p>
      <text:p text:style-name="P15">4. Remove data</text:p>
      <text:p text:style-name="P15">5. Quit</text:p>
      <text:p text:style-name="P18"/>
      <text:p text:style-name="P15">Enter your choice (1, 2, 3, 4 or 5):4</text:p>
      <text:p text:style-name="P18"><text:span text:style-name="T1">Please enter the year to be removed: </text:span><text:span text:style-name="T8">2003</text:span></text:p>
      <text:p text:style-name="P18"/>
      <text:p text:style-name="P18"><text:span text:style-name="T1">Record was successfully removed.</text:span></text:p>
      <text:p text:style-name="P15"/>
      <text:p text:style-name="P18"/>
      <text:p text:style-name="P4"><text:span text:style-name="T5"><text:tab/><text:tab/>Remove Unsuccessful:</text:span></text:p>
      <text:p text:style-name="P15">Please select on the following operations</text:p>
      <text:p text:style-name="P15">1. Display data.</text:p>
      <text:p text:style-name="P15">2. Add data.</text:p>
      <text:p text:style-name="P15">3. Save data into the file</text:p>
      <text:p text:style-name="P15">4. Remove data</text:p>
      <text:p text:style-name="P15">5. Quit</text:p>
      <text:p text:style-name="P18"/>
      <text:p text:style-name="P15">Enter your choice (1, 2, 3, 4 or 5):4</text:p>
      <text:p text:style-name="P18"><text:span text:style-name="T1">Please enter the year to be removed: </text:span><text:span text:style-name="T8">2002</text:span></text:p>
      <text:p text:style-name="P18"/>
      <text:p text:style-name="P18"><text:span text:style-name="T1">The year 2002 was not found.</text:span></text:p>
      <text:p text:style-name="P5"><text:span text:style-name="T1"/></text:p>
      <text:p text:style-name="P4"><text:span text:style-name="T5"><text:tab/>6 – Closing:</text:span></text:p>
      <text:p text:style-name="P4"><text:span text:style-name="T5"/></text:p>
      <text:p text:style-name="P16"><text:span text:style-name="T7">Please select on the following operations</text:span></text:p>
      <text:p text:style-name="P15">1. Display data.</text:p>
      <text:p text:style-name="P15">2. Add data.</text:p>
      <text:p text:style-name="P15">3. Save data into the file</text:p>
      <text:p text:style-name="P15">4. Remove data</text:p>
      <text:p text:style-name="P15">5. Quit</text:p>
      <text:p text:style-name="P18"/>
      <text:p text:style-name="P15">Enter your choice (1, 2, 3, 4 or 5):5</text:p>
      <text:p text:style-name="P15"/>
      <text:p text:style-name="P15">Program terminated!</text:p>
      <text:p text:style-name="P15"/>
      <text:p text:style-name="P8">Workload distribution and discussion on pair programming:</text:p>
      <text:p text:style-name="P9"/>
      <text:p text:style-name="P9">Table 1: Division of pair programming workload</text:p>
      <table:table table:name="Table1" table:style-name="Table1">
        <table:table-column table:style-name="Table1.A" table:number-columns-repeated="3"/>
        <table:table-row>
          <table:table-cell table:style-name="Table1.A1" office:value-type="string">
            <text:p text:style-name="P19"><text:s/>Exercise</text:p>
          </table:table-cell>
          <table:table-cell table:style-name="Table1.A1" office:value-type="string">
            <text:p text:style-name="P20">Driver</text:p>
          </table:table-cell>
          <table:table-cell table:style-name="Table1.C1" office:value-type="string">
            <text:p text:style-name="P20">Navigator</text:p>
          </table:table-cell>
        </table:table-row>
        <table:table-row>
          <table:table-cell table:style-name="Table1.A2" office:value-type="string">
            <text:p text:style-name="P21">In-Lab Submission</text:p>
          </table:table-cell>
          <table:table-cell table:style-name="Table1.A2" office:value-type="string">
            <text:p text:style-name="P21">Eric</text:p>
          </table:table-cell>
          <table:table-cell table:style-name="Table1.C2" office:value-type="string">
            <text:p text:style-name="P21">Kyle</text:p>
          </table:table-cell>
        </table:table-row>
        <table:table-row>
          <table:table-cell table:style-name="Table1.A2" office:value-type="string">
            <text:p text:style-name="P21">Exercise A</text:p>
          </table:table-cell>
          <table:table-cell table:style-name="Table1.A2" office:value-type="string">
            <text:p text:style-name="P21">Kyle</text:p>
          </table:table-cell>
          <table:table-cell table:style-name="Table1.C2" office:value-type="string">
            <text:p text:style-name="P21">Eric</text:p>
          </table:table-cell>
        </table:table-row>
      </table:table>
      <text:p text:style-name="P10"/>
      <text:p text:style-name="P11">This lab helped showcase some of the benefits of pair programming. With this much coding, having another set of eyes helped fix problems right away, rather than having to search later on for a lot of the bugs. Also it allowed us to figure out better algorithms for accomplishing tasks. This lab also provided a chance to better understand references and dynamic allocated memory. This was a very long lab however, and it required lots of extra time for debugging the program’s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mily-generic="roman"/>
    <style:font-face style:name="PAMNMH+Palatino-Roman" svg:font-family="PAMNMH+Palatino-Roman" style:font-family-generic="roman"/>
    <style:font-face style:name="Monospace1" svg:font-family="Monospace" style:font-pitch="fixed"/>
    <style:font-face style:name="Courier New" svg:font-family="'Courier New'" style:font-family-generic="modern" style:font-pitch="fixed"/>
    <style:font-face style:name="Monospace" svg:font-family="Monospace" style:font-family-generic="syste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le MacInnis</meta:initial-creator>
    <meta:creation-date>2011-11-24T08:05:09</meta:creation-date>
    <dc:date>2011-11-29T21:16:07.90</dc:date>
    <meta:editing-duration>PT39M32S</meta:editing-duration>
    <meta:editing-cycles>17</meta:editing-cycles>
    <meta:generator>LibreOffice/3.3$Win32 LibreOffice_project/330m19$Build-401</meta:generator>
    <meta:document-statistic meta:table-count="1" meta:image-count="0" meta:object-count="0" meta:page-count="4" meta:paragraph-count="151" meta:word-count="712" meta:character-count="4022"/>
  </office:meta>
</office:document-meta>
</file>